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subtitle">
      <style:graphic-properties draw:fill-color="#ffffff" fo:min-height="17.935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subtitle">
      <style:graphic-properties draw:fill-color="#ffffff" draw:auto-grow-height="true" fo:min-height="17.935cm"/>
    </style:style>
    <style:style style:name="pr7" style:family="presentation" style:parent-style-name="lyt-brown-subtitle">
      <style:graphic-properties draw:fill-color="#ffffff" fo:min-height="13.859cm"/>
    </style:style>
    <style:style style:name="pr8" style:family="presentation" style:parent-style-name="lyt-brown-outline1">
      <style:graphic-properties fo:min-height="13.859cm"/>
    </style:style>
    <style:style style:name="pr9" style:family="presentation" style:parent-style-name="lyt-brown-title">
      <style:graphic-properties draw:auto-grow-height="true" fo:min-height="3.506cm"/>
    </style:style>
    <style:style style:name="pr10" style:family="presentation" style:parent-style-name="lyt-brown-outline1">
      <style:graphic-properties draw:auto-grow-height="true" fo:min-height="13.859cm"/>
    </style:style>
    <style:style style:name="P1" style:family="paragraph">
      <style:paragraph-properties fo:margin-top="0cm" fo:margin-bottom="0.318cm" style:text-autospace="none"/>
    </style:style>
    <style:style style:name="P2" style:family="paragraph">
      <style:text-properties fo:color="#ffffff"/>
    </style:style>
    <style:style style:name="P3" style:family="paragraph">
      <style:text-properties fo:font-size="96pt" style:font-size-asian="96pt" style:font-size-complex="96pt"/>
    </style:style>
    <style:style style:name="P4" style:family="paragraph">
      <style:text-properties fo:font-size="26.3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text-autospace="none"/>
      <style:text-properties fo:font-family="CourierNewPS-BoldMT" style:font-family-generic="modern" fo:font-size="12pt" fo:font-weight="bold" style:font-family-asian="CourierNewPS-BoldMT" style:font-family-generic-asian="modern" style:font-size-asian="12pt" style:font-weight-asian="bold" style:font-family-complex="CourierNewPS-BoldMT" style:font-family-generic-complex="modern" style:font-size-complex="6.80000019073486pt" style:font-weight-complex="bold"/>
    </style:style>
    <style:style style:name="P7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819090" fo:font-family="Monaco" style:font-family-generic="modern" style:font-pitch="fixed" fo:font-size="13pt" fo:text-shadow="1pt 1pt" style:font-family-asian="Monaco" style:font-family-generic-asian="modern" style:font-pitch-asian="fixed" style:font-size-asian="13pt" style:font-family-complex="Monaco" style:font-family-generic-complex="modern" style:font-pitch-complex="fixed" style:font-size-complex="7.40000009536743pt"/>
    </style:style>
    <style:style style:name="P8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9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ffffff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48pt" style:font-style-asian="italic" style:font-weight-asian="normal" style:font-family-complex="ArialMT" style:font-family-generic-complex="swiss" style:font-size-complex="48pt" style:font-style-complex="italic" style:font-weight-complex="normal" style:text-emphasize="none" style:font-relief="none"/>
    </style:style>
    <style:style style:name="T2" style:family="text">
      <style:text-properties fo:color="#ffffff" style:text-outline="false" style:text-line-through-style="none" fo:font-family="ArialMT" style:font-family-generic="swiss" fo:font-size="14pt" fo:font-style="italic" fo:text-shadow="none" style:text-underline-style="none" fo:font-weight="bold" style:font-family-asian="ArialMT" style:font-family-generic-asian="swiss" style:font-size-asian="14pt" style:font-style-asian="italic" style:font-weight-asian="normal" style:font-family-complex="ArialMT" style:font-family-generic-complex="swiss" style:font-size-complex="8pt" style:font-style-complex="italic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ArialMT" style:font-family-generic="swiss" fo:font-size="22pt" fo:font-style="italic" fo:text-shadow="none" style:text-underline-style="none" fo:font-weight="bold" style:font-family-asian="ArialMT" style:font-family-generic-asian="swiss" style:font-size-asian="22pt" style:font-style-asian="italic" style:font-weight-asian="normal" style:font-family-complex="ArialMT" style:font-family-generic-complex="swiss" style:font-size-complex="22pt" style:font-style-complex="italic" style:font-weight-complex="normal" style:text-emphasize="none" style:font-relief="none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color="#ffffff" style:text-outline="false" style:text-line-through-style="none" fo:font-family="Thorndale" style:font-family-generic="roman" fo:font-size="22pt" fo:font-style="normal" fo:text-shadow="none" style:text-underline-style="none" fo:font-weight="bold" style:font-family-asian="CourierNewPS-BoldMT" style:font-family-generic-asian="modern" style:font-size-asian="22pt" style:font-style-asian="normal" style:font-weight-asian="bold" style:font-family-complex="CourierNewPS-BoldMT" style:font-family-generic-complex="modern" style:font-size-complex="22pt" style:font-style-complex="normal" style:font-weight-complex="bold" style:text-emphasize="none" style:font-relief="none"/>
    </style:style>
    <style:style style:name="T8" style:family="text">
      <style:text-properties fo:color="#ffffff" style:text-outline="false" style:text-line-through-style="none" fo:font-family="CourierNewPS-BoldMT" style:font-family-generic="modern" fo:font-size="12pt" fo:font-style="normal" fo:text-shadow="none" style:text-underline-style="none" fo:font-weight="bold" style:font-family-asian="CourierNewPS-BoldMT" style:font-family-generic-asian="modern" style:font-size-asian="12pt" style:font-style-asian="normal" style:font-weight-asian="bold" style:font-family-complex="CourierNewPS-BoldMT" style:font-family-generic-complex="modern" style:font-size-complex="6.80000019073486pt" style:font-style-complex="normal" style:font-weight-complex="bold" style:text-emphasize="none" style:font-relief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0pt" style:font-size-asian="20pt" style:font-size-complex="20pt"/>
    </style:style>
    <style:style style:name="T13" style:family="text">
      <style:text-properties fo:color="#ffffff" fo:font-family="Monaco" style:font-family-generic="modern" style:font-pitch="fixed" fo:font-size="20pt" fo:text-shadow="1pt 1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14" style:family="text"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Thorndale" style:font-family-generic-asian="roman" style:font-pitch-asian="variable" style:font-size-asian="32pt" style:font-style-asian="normal" style:font-weight-asian="normal" style:font-family-complex="Thorndale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text-style-name="P2" draw:layer="layout" svg:width="25.199cm" svg:height="4.653cm" svg:x="1.4cm" svg:y="0.264cm" presentation:class="title" presentation:user-transformed="true">
          <draw:text-box>
            <text:p text:style-name="P1"><text:span text:style-name="T1">Build &amp; Deploy a Simple</text:span><text:span text:style-name="T1"><text:line-break/></text:span><text:span text:style-name="T1">Responsive Site </text:span><text:span text:style-name="T2"><text:line-break/></text:span><text:span text:style-name="T3">with Node.js, Express, Nodejitsu, and Media Queries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span text:style-name="T4">William Riley-Land</text:span></text:p>
            <text:p/>
            <text:p><text:span text:style-name="T5">Slides and Source Available at:</text:span></text:p>
            <text:p><text:span text:style-name="T5"/></text:p>
            <text:p><text:span text:style-name="T5"><text:a xlink:href="https://github.com/wprl/js-hackers-columbia">https://github.com/wprl/js-hackers-columbia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32"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6">Install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32">
        <draw:frame presentation:style-name="pr1" draw:layer="layout" svg:width="25.199cm" svg:height="3.506cm" svg:x="1.4cm" svg:y="0.837cm" presentation:class="title">
          <draw:text-box>
            <text:p>Install Node.js &amp; npm</text:p>
          </draw:text-box>
        </draw:frame>
        <draw:frame presentation:style-name="pr6" draw:text-style-name="P5" draw:layer="layout" svg:width="25.199cm" svg:height="17.935cm" svg:x="1.4cm" svg:y="0.837cm" presentation:class="subtitle">
          <draw:text-box>
            <text:list text:style-name="L1">
              <text:list-header>
                <text:p text:style-name="P5">http://nodejs.org/download/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Install Express, Bower, and Jitsu</text:p>
          </draw:text-box>
        </draw:frame>
        <draw:frame presentation:style-name="pr7" draw:layer="layout" svg:width="25.199cm" svg:height="13.859cm" svg:x="1.4cm" svg:y="4.914cm" presentation:class="subtitle">
          <draw:text-box>
            <text:p>npm install -g express bower jitsu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32"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6">Building the Si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Create Projec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mkdir myproject</text:p>
                <text:p>cd myproject</text:p>
                <text:p>express -h</text:p>
                <text:p>express</text:p>
                <text:p/>
                <text:p>For other template libraries check out:</text:p>
                <text:p><text:a xlink:href="https://github.com/visionmedia/consolidate.js">https://github.com/visionmedia/consolidate.js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1">
        <draw:frame presentation:style-name="pr9" draw:layer="layout" svg:width="25.199cm" svg:height="3.506cm" svg:x="1.4cm" svg:y="0.837cm" presentation:class="title">
          <draw:text-box>
            <text:p>Add Bootstrap</text:p>
          </draw:text-box>
        </draw:frame>
        <draw:frame presentation:style-name="pr10" draw:layer="layout" svg:width="25.199cm" svg:height="18.295cm" svg:x="1.4cm" svg:y="4.914cm" presentation:class="outline" presentation:user-transformed="true">
          <draw:text-box>
            <text:p>cd public/</text:p>
            <text:p>echo '{"dependencies": {}}' &gt; component.json</text:p>
            <text:p>bower install –save bootstrap</text:p>
            <text:p>cd components/bootstrap</text:p>
            <text:p>make</text:p>
            <text:p>cd ../../..</text:p>
            <text:p/>
            <text:p>Bootstrap docs: <text:a xlink:href="http://twitter.github.com/bootstrap/index.html">http://twitter.github.com/bootstrap/index.html</text:a>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32">
        <draw:frame presentation:style-name="pr9" draw:layer="layout" svg:width="25.199cm" svg:height="3.506cm" svg:x="1.4cm" svg:y="0.837cm" presentation:class="title">
          <draw:text-box>
            <text:p>Add Some Boilerplate</text:p>
          </draw:text-box>
        </draw:frame>
        <draw:frame presentation:style-name="pr6" draw:text-style-name="P5" draw:layer="layout" svg:width="25.199cm" svg:height="17.935cm" svg:x="1.4cm" svg:y="0.837cm" presentation:class="subtitle">
          <draw:text-box>
            <text:list text:style-name="L1">
              <text:list-header>
                <text:p text:style-name="P5">HTML5 boilerplate is a good starting point</text:p>
                <text:p text:style-name="P5">http://html5boilerplate.com 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Bootstrap to &lt;head&gt;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!-- Bootstrap CSS --&gt;</text:p>
                <text:p>&lt;link rel="stylesheet" href="/components/bootstrap/docs/assets/css/bootstrap.css"&gt;</text:p>
                <text:p>&lt;!-- Bootstrap Responsive CSS --&gt;</text:p>
                <text:p>&lt;link rel="stylesheet" href="/components/bootstrap/docs/assets/css/bootstrap-responsive.css"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WebFont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a xlink:href="http://www.google.com/webfonts">http://www.google.com/webfonts</text:a></text:p>
                <text:p/>
              </text:list-header>
            </text:list>
            <text:p text:style-name="P6"><text:span text:style-name="T7">&lt;link href='http://fonts.googleapis.com/css?family=Monoton' rel='stylesheet' type='text/css'&gt;</text:span></text:p>
            <text:p text:style-name="P6"><text:span text:style-name="T7">&lt;link href='http://fonts.googleapis.com/css?family=Share+Tech+Mono' rel='stylesheet' type='text/css'&gt;</text:span></text:p>
            <text:p text:style-name="P6"><text:span text:style-name="T8"/></text:p>
            <text:list text:continue-numbering="true" text:style-name="L2">
              <text:list-header>
                <text:p><text:span text:style-name="T9">@import vs. &lt;link&gt;</text:span></text:p>
                <text:p>http://stackoverflow.com/questions/12316501/including-google-web-fonts-link-or-import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WebFont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a xlink:href="http://www.google.com/webfonts">http://www.google.com/webfonts</text:a></text:p>
                <text:p/>
              </text:list-header>
            </text:list>
            <text:p text:style-name="P6"><text:span text:style-name="T7">&lt;link href='http://fonts.googleapis.com/css?family=Monoton' rel='stylesheet' type='text/css'&gt;</text:span></text:p>
            <text:p text:style-name="P6"><text:span text:style-name="T7">&lt;link href='http://fonts.googleapis.com/css?family=Share+Tech+Mono' rel='stylesheet' type='text/css'&gt;</text:span></text:p>
            <text:p text:style-name="P6"><text:span text:style-name="T8"/></text:p>
            <text:list text:continue-numbering="true" text:style-name="L2">
              <text:list-header>
                <text:p><text:span text:style-name="T9">@import vs. &lt;link&gt;</text:span></text:p>
                <text:p><text:span text:style-name="T10"><text:a xlink:href="http://stackoverflow.com/questions/12316501/including-google-web-fonts-link-or-import">http://stackoverflow.com/questions/12316501/including-google-web-fonts-link-or-import</text:a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Media Queries</text:p>
          </draw:text-box>
        </draw:frame>
        <draw:frame presentation:style-name="pr8" draw:layer="layout" svg:width="25.199cm" svg:height="18.715cm" svg:x="1.4cm" svg:y="4.914cm" presentation:class="outline" presentation:user-transformed="true">
          <draw:text-box>
            <text:list text:style-name="L2">
              <text:list-header>
                <text:p>Bootstrap is tuned to work with 4 general sizes:</text:p>
                <text:p><text:span text:style-name="T11"><text:a xlink:href="http://twitter.github.com/bootstrap/scaffolding.html#responsive">http://twitter.github.com/bootstrap/scaffolding.html#responsive</text:a></text:span></text:p>
                <text:p><text:span text:style-name="T11"/></text:p>
              </text:list-header>
            </text:list>
            <text:p text:style-name="P7"><text:span text:style-name="T12">/* Large desktop */</text:span></text:p>
            <text:p text:style-name="P8"><text:span text:style-name="T13">@media (min-width: 1200px) { ... }</text:span><text:span text:style-name="T12"> </text:span></text:p>
            <text:p text:style-name="P7"><text:span text:style-name="T12">/* Portrait tablet to landscape and desktop */</text:span></text:p>
            <text:p text:style-name="P8"><text:span text:style-name="T13">@media (min-width: 768px) and (max-width: 979px) { ... }</text:span><text:span text:style-name="T12"> </text:span></text:p>
            <text:p text:style-name="P7"><text:span text:style-name="T12">/* Landscape phone to portrait tablet */</text:span></text:p>
            <text:p text:style-name="P8"><text:span text:style-name="T13">@media (max-width: 767px) { ... }</text:span><text:span text:style-name="T12"> </text:span></text:p>
            <text:p text:style-name="P7"><text:span text:style-name="T12">/* Landscape phones and down */</text:span></text:p>
            <text:p text:style-name="P8"><text:span text:style-name="T13">@media (max-width: 480px) { ... }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Test at Different Screen Siz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It's always best to test on the real device, but it's handy to use a tool like ScreenFly for quick checks.</text:p>
                <text:p/>
                <text:p><text:a xlink:href="http://quirktools.com/screenfly/">http://quirktools.com/screenfly/</text:a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32"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6">Deploym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0">
        <draw:frame presentation:style-name="pr9" draw:layer="layout" svg:width="25.199cm" svg:height="3.506cm" svg:x="1.4cm" svg:y="0.837cm" presentation:class="title">
          <draw:text-box>
            <text:p>Run the App<text:tab/></text:p>
          </draw:text-box>
        </draw:frame>
        <draw:frame presentation:style-name="pr2" draw:text-style-name="P9" draw:layer="layout" svg:width="25.199cm" svg:height="13.859cm" svg:x="1.4cm" svg:y="4.914cm" presentation:class="subtitle">
          <draw:text-box>
            <text:list text:style-name="L1">
              <text:list-header>
                <text:p text:style-name="P9">node app.j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3T1">
        <draw:frame presentation:style-name="pr9" draw:layer="layout" svg:width="25.199cm" svg:height="3.506cm" svg:x="1.4cm" svg:y="0.837cm" presentation:class="title">
          <draw:text-box>
            <text:p>Jitsu is Awesom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14">Assuming you have registered at </text:span><text:span text:style-name="T14"><text:a xlink:href="http://nodejitsu.com/">http://nodejitsu.com/</text:a></text:span><text:span text:style-name="T14">:</text:span></text:p>
            <text:p><text:span text:style-name="T14"/></text:p>
            <text:p><text:span text:style-name="T14">jitsu login</text:span></text:p>
            <text:p><text:span text:style-name="T14">jitsu deploy</text:span></text:p>
            <text:p><text:span text:style-name="T14"/></text:p>
            <text:p><text:span text:style-name="T14">Or better:</text:span></text:p>
            <text:p><text:span text:style-name="T14">Jitsu deploy &amp;&amp; git commit -a -m'Deployed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2T32">
        <draw:frame presentation:style-name="pr6" draw:text-style-name="P3" draw:layer="layout" svg:width="25.199cm" svg:height="17.935cm" svg:x="1.4cm" svg:y="0.837cm" presentation:class="subtitle">
          <draw:text-box>
            <text:p text:style-name="P3"><text:span text:style-name="T6">Questions</text:span></text:p>
            <text:p text:style-name="P3"><text:span text:style-name="T6"/></text:p>
            <text:p text:style-name="P3"><text:span text:style-name="T15"><text:a xlink:href="mailto:william@kun.io">william@kun.io</text:a></text:span></text:p>
            <text:p text:style-name="P3"><text:span text:style-name="T15">@wprl</text:span></text:p>
            <text:p text:style-name="P3"><text:span text:style-name="T15">http://linkedin.com/in/willpr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iam Riley-Land</meta:initial-creator>
    <meta:creation-date>2013-02-05T16:52:09</meta:creation-date>
    <dc:date>2013-02-05T18:00:38</dc:date>
    <dc:creator>William Riley-Land</dc:creator>
    <meta:editing-duration>PT1H8M4S</meta:editing-duration>
    <meta:editing-cycles>11</meta:editing-cycles>
    <meta:generator>OpenOffice.org/3.4$Unix OpenOffice.org_project/340m1$Build-9590</meta:generator>
    <meta:document-statistic meta:object-count="96"/>
  </office:meta>
</office:document-meta>
</file>